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26000000FA04E233DC2B932CD2.png" manifest:media-type="image/png"/>
  <manifest:file-entry manifest:full-path="Pictures/10000201000000370000004091F4B344BB9AFA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01cm" table:align="margins"/>
    </style:style>
    <style:style style:name="Table1.A" style:family="table-column">
      <style:table-column-properties style:column-width="5.5cm" style:rel-column-width="21845*"/>
    </style:style>
    <style:style style:name="Table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FreeSans" fo:font-size="14pt" officeooo:rsid="00405bf7" officeooo:paragraph-rsid="00405bf7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3e8995" officeooo:paragraph-rsid="003e8995" style:font-size-asian="14pt" style:font-weight-asian="bold" style:font-size-complex="14pt" style:font-weight-complex="bold"/>
    </style:style>
    <style:style style:name="P9" style:family="paragraph" style:parent-style-name="Footer">
      <style:text-properties fo:font-size="2pt" style:font-size-asian="1.75pt" style:font-size-complex="2pt"/>
    </style:style>
    <style:style style:name="P10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11" style:family="paragraph" style:parent-style-name="Standard">
      <style:paragraph-properties fo:line-height="115%"/>
      <style:text-properties style:font-name="FreeSans" fo:font-size="15pt" fo:letter-spacing="0.035cm" officeooo:rsid="0045d4f7" officeooo:paragraph-rsid="0045d4f7" style:font-size-asian="13.1000003814697pt" style:font-size-complex="15pt"/>
    </style:style>
    <style:style style:name="P12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3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a61b8" style:font-size-asian="14pt" style:font-size-complex="14pt"/>
    </style:style>
    <style:style style:name="P14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344ad" style:font-size-asian="14pt" style:font-size-complex="14pt"/>
    </style:style>
    <style:style style:name="P15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80309" style:font-size-asian="14pt" style:font-size-complex="14pt"/>
    </style:style>
    <style:style style:name="P16" style:family="paragraph" style:parent-style-name="Standard">
      <style:paragraph-properties fo:line-height="115%"/>
      <style:text-properties style:font-name="FreeSans" fo:font-size="14pt" fo:letter-spacing="0.035cm" officeooo:rsid="003344ad" officeooo:paragraph-rsid="003344ad" style:font-size-asian="14pt" style:font-size-complex="14pt"/>
    </style:style>
    <style:style style:name="P17" style:family="paragraph" style:parent-style-name="Standard">
      <style:paragraph-properties fo:line-height="115%"/>
      <style:text-properties style:font-name="FreeSans" fo:font-size="14pt" fo:letter-spacing="0.035cm" officeooo:rsid="003700c7" officeooo:paragraph-rsid="003700c7" style:font-size-asian="14pt" style:font-size-complex="14pt"/>
    </style:style>
    <style:style style:name="P18" style:family="paragraph" style:parent-style-name="Standard">
      <style:paragraph-properties fo:line-height="115%"/>
      <style:text-properties style:font-name="FreeSans" fo:font-size="14pt" fo:letter-spacing="0.035cm" officeooo:rsid="00380309" officeooo:paragraph-rsid="00380309" style:font-size-asian="14pt" style:font-size-complex="14pt"/>
    </style:style>
    <style:style style:name="P19" style:family="paragraph" style:parent-style-name="Standard">
      <style:paragraph-properties fo:line-height="115%"/>
      <style:text-properties style:font-name="FreeSans" fo:font-size="14pt" fo:letter-spacing="0.035cm" officeooo:rsid="0045d4f7" officeooo:paragraph-rsid="0045d4f7" style:font-size-asian="14pt" style:font-size-complex="14pt"/>
    </style:style>
    <style:style style:name="P20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21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22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314830" officeooo:paragraph-rsid="00314830" style:font-size-asian="40pt" style:font-style-asian="italic" style:font-weight-asian="bold" style:font-size-complex="40pt" style:font-style-complex="italic" style:font-weight-complex="bold"/>
    </style:style>
    <style:style style:name="P23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3344ad" officeooo:paragraph-rsid="003344ad" style:font-size-asian="16pt" style:font-style-asian="italic" style:font-weight-asian="bold" style:font-size-complex="16pt" style:font-style-complex="italic" style:font-weight-complex="bold"/>
    </style:style>
    <style:style style:name="P24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3700c7" officeooo:paragraph-rsid="003700c7" style:font-size-asian="16pt" style:font-style-asian="italic" style:font-weight-asian="bold" style:font-size-complex="16pt" style:font-style-complex="italic" style:font-weight-complex="bold"/>
    </style:style>
    <style:style style:name="P2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344ad" officeooo:paragraph-rsid="003344ad" style:font-size-asian="13.1000003814697pt" style:font-weight-asian="bold" style:font-size-complex="15pt" style:font-weight-complex="bold"/>
    </style:style>
    <style:style style:name="P26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344ad" officeooo:paragraph-rsid="002a61b8" style:font-size-asian="13.1000003814697pt" style:font-weight-asian="bold" style:font-size-complex="15pt" style:font-weight-complex="bold"/>
    </style:style>
    <style:style style:name="P2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700c7" officeooo:paragraph-rsid="003700c7" style:font-size-asian="13.1000003814697pt" style:font-weight-asian="bold" style:font-size-complex="15pt" style:font-weight-complex="bold"/>
    </style:style>
    <style:style style:name="P2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0309" officeooo:paragraph-rsid="00380309" style:font-size-asian="13.1000003814697pt" style:font-weight-asian="bold" style:font-size-complex="15pt" style:font-weight-complex="bold"/>
    </style:style>
    <style:style style:name="P29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30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344ad" officeooo:paragraph-rsid="003344ad" style:font-size-asian="25pt" style:font-style-asian="italic" style:font-size-complex="25pt" style:font-style-complex="italic"/>
    </style:style>
    <style:style style:name="P31" style:family="paragraph" style:parent-style-name="Standard" style:list-style-name="L1">
      <style:paragraph-properties fo:line-height="115%"/>
      <style:text-properties style:font-name="FreeSans" fo:font-size="14pt" fo:letter-spacing="0.035cm" officeooo:rsid="003517ab" officeooo:paragraph-rsid="003517ab" style:font-size-asian="14pt" style:font-size-complex="14pt"/>
    </style:style>
    <style:style style:name="P32" style:family="paragraph" style:parent-style-name="Standard" style:list-style-name="L1">
      <style:paragraph-properties fo:line-height="115%"/>
      <style:text-properties style:font-name="FreeSans" fo:font-size="14pt" fo:letter-spacing="0.035cm" officeooo:rsid="0045d4f7" officeooo:paragraph-rsid="0045d4f7" style:font-size-asian="14pt" style:font-size-complex="14pt"/>
    </style:style>
    <style:style style:name="P33" style:family="paragraph" style:parent-style-name="Standard" style:list-style-name="L2">
      <style:paragraph-properties fo:line-height="115%"/>
      <style:text-properties style:font-name="FreeSans" fo:font-size="14pt" fo:letter-spacing="0.035cm" officeooo:rsid="0045d4f7" officeooo:paragraph-rsid="0045d4f7" style:font-size-asian="14pt" style:font-size-complex="14pt"/>
    </style:style>
    <style:style style:name="P34" style:family="paragraph" style:parent-style-name="Standard">
      <style:paragraph-properties fo:line-height="115%"/>
      <style:text-properties style:font-name="FreeSans" fo:font-size="14pt" fo:letter-spacing="0.035cm" officeooo:rsid="0045d4f7" officeooo:paragraph-rsid="0045d4f7" style:font-size-asian="14pt" style:font-size-complex="14pt"/>
    </style:style>
    <style:style style:name="P35" style:family="paragraph">
      <loext:graphic-properties draw:fill-color="#2c3756"/>
    </style:style>
    <style:style style:name="P36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7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3344ad"/>
    </style:style>
    <style:style style:name="T2" style:family="text">
      <style:text-properties officeooo:rsid="002ea5fe"/>
    </style:style>
    <style:style style:name="T3" style:family="text">
      <style:text-properties officeooo:rsid="00304b5f"/>
    </style:style>
    <style:style style:name="T4" style:family="text">
      <style:text-properties fo:font-weight="bold" officeooo:rsid="0063b697" style:font-weight-asian="bold" style:font-weight-complex="bold"/>
    </style:style>
    <style:style style:name="T5" style:family="text">
      <style:text-properties officeooo:rsid="002f1e74"/>
    </style:style>
    <style:style style:name="T6" style:family="text">
      <style:text-properties officeooo:rsid="00314830"/>
    </style:style>
    <style:style style:name="T7" style:family="text">
      <style:text-properties officeooo:rsid="0045d4f7"/>
    </style:style>
    <style:style style:name="T8" style:family="text">
      <style:text-properties officeooo:rsid="0047b7c0"/>
    </style:style>
    <style:style style:name="T9" style:family="text">
      <style:text-properties officeooo:rsid="004bbe65"/>
    </style:style>
    <style:style style:name="T10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2" draw:z-index="0" draw:name="Shape2" draw:style-name="gr1" draw:text-style-name="P35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6" draw:name="Shape2" draw:style-name="gr4" draw:text-style-name="P35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22">Resumen de reunión</text:p>
      <text:p text:style-name="P20"><draw:frame draw:style-name="fr2" draw:name="Image1" text:anchor-type="as-char" svg:width="14.6cm" svg:height="6.6cm" draw:z-index="8"><draw:image xlink:href="Pictures/1000020100000226000000FA04E233DC2B932CD2.png" xlink:type="simple" xlink:show="embed" xlink:actuate="onLoad" loext:mime-type="image/png"/></draw:frame></text:p>
      <text:p text:style-name="P21"><text:span text:style-name="T5">Proyecto </text:span><text:span text:style-name="T4">Colibrí</text:span></text:p>
      <text:p text:style-name="P10"/>
      <text:p text:style-name="P12">Asignatura</text:p>
      <text:p text:style-name="P10">Laboratorio de desarrollo de software</text:p>
      <text:p text:style-name="P10"/>
      <text:p text:style-name="P12">Autor</text:p>
      <text:p text:style-name="P11">Cinthia Lima</text:p>
      <text:p text:style-name="P10"/>
      <text:p text:style-name="P12">Fecha de redacción</text:p>
      <text:p text:style-name="P10"><text:span text:style-name="T7">10</text:span>/<text:span text:style-name="T7">01</text:span>/<text:span text:style-name="T6">2018</text:span></text:p>
      <text:p text:style-name="P29"><draw:custom-shape text:anchor-type="paragraph" draw:z-index="1" draw:name="Shape1" draw:style-name="gr2" draw:text-style-name="P36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38" svg:width="6.501cm" svg:height="18.5cm" svg:x="0.499cm" svg:y="0.75cm"><draw:text-box><text:p text:style-name="P37"><text:span text:style-name="T10">Las actas de reunión, constituyen los documentos de referencia y constancia de cada una de las discusiones llevadas a cabo por el grupo en torno a diversos temas que atañen al conocimiento y exploración del Sistema.</text:span></text:p></draw:text-box></draw:frame></text:p>
      <text:p text:style-name="P30">Resumen de reunión</text:p>
      <text:p text:style-name="P26"/>
      <text:p text:style-name="P23">Convocatoria</text:p>
      <text:p text:style-name="P25">Convoca la reunión</text:p>
      <text:p text:style-name="P16">Ariel Machini</text:p>
      <text:p text:style-name="P16"/>
      <text:p text:style-name="P25">Fecha de convocatoria</text:p>
      <text:p text:style-name="P16"><text:span text:style-name="T7">1</text:span>0/<text:span text:style-name="T7">01</text:span>/<text:span text:style-name="T7">2019</text:span></text:p>
      <text:p text:style-name="P16"/>
      <text:p text:style-name="P25">Medio de comunicación</text:p>
      <text:p text:style-name="P19">Verbal</text:p>
      <text:p text:style-name="P19"/>
      <text:p text:style-name="P13"/>
      <text:p text:style-name="P23">Temario</text:p>
      <text:p text:style-name="P25">Fecha de la reunión</text:p>
      <text:p text:style-name="P16"><text:span text:style-name="T7">1</text:span>0/<text:span text:style-name="T7">0</text:span>1/201<text:span text:style-name="T7">9</text:span></text:p>
      <text:p text:style-name="P16"/>
      <text:p text:style-name="P25">Hora de la reunión</text:p>
      <text:p text:style-name="P16">1<text:span text:style-name="T7">9</text:span>:30</text:p>
      <text:p text:style-name="P14"/>
      <text:p text:style-name="P25">Lugar de reunión</text:p>
      <text:p text:style-name="P16">Casa de Ariel Machini</text:p>
      <text:p text:style-name="P16"/>
      <text:p text:style-name="P25">Temario propuesto</text:p>
      <text:list xml:id="list1663741137" text:style-name="L1">
        <text:list-item>
          <text:p text:style-name="P31">Re<text:span text:style-name="T7">visar compromisos de reunión anterior</text:span></text:p>
        </text:list-item>
        <text:list-item>
          <text:p text:style-name="P32">Distribución de las tareas de programación</text:p>
        </text:list-item>
      </text:list>
      <text:p text:style-name="P14"/>
      <text:p text:style-name="P14"/>
      <text:p text:style-name="P24"><text:soft-page-break/>Desarrollo</text:p>
      <text:p text:style-name="P27">Clasificación</text:p>
      <text:p text:style-name="P17"><text:span text:style-name="T7">Avances y c</text:span>oordinación.</text:p>
      <text:p text:style-name="P17"/>
      <text:p text:style-name="P27">Participantes</text:p>
      <text:p text:style-name="P17">Ariel Machini y Cinthia Lima.</text:p>
      <text:p text:style-name="P17"/>
      <text:p text:style-name="P27">Resoluciones</text:p>
      <text:p text:style-name="P18">Tras revisar <text:span text:style-name="T7">los compromisos asumidos y debatir acerca del desarrollo del sistema:</text:span></text:p>
      <text:list xml:id="list1820135639" text:style-name="L2">
        <text:list-item>
          <text:p text:style-name="P33">Se cumplieron 2 de los 3 compromisos asumidos en la reunión anterior.</text:p>
        </text:list-item>
        <text:list-item>
          <text:p text:style-name="P33">El compromiso no cumplido será nuevamente propuesto con el mismo responsable.</text:p>
        </text:list-item>
        <text:list-item>
          <text:p text:style-name="P33">Se <text:span text:style-name="T9">determinó</text:span> que el desarrollo de la parte web y móvil serán asignados por separado a miembros del proyecto.</text:p>
        </text:list-item>
      </text:list>
      <text:p text:style-name="P18"/>
      <text:p text:style-name="P28">Compromisos asumidos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8">Compromiso</text:p>
          </table:table-cell>
          <table:table-cell table:style-name="Table1.A1" office:value-type="string">
            <text:p text:style-name="P8">Fecha tope</text:p>
          </table:table-cell>
          <table:table-cell table:style-name="Table1.C1" office:value-type="string">
            <text:p text:style-name="P8">Responsable</text:p>
          </table:table-cell>
        </table:table-row>
        <table:table-row>
          <table:table-cell table:style-name="Table1.A2" office:value-type="string">
            <text:p text:style-name="P7">Definir el nuevo plan de iteración</text:p>
          </table:table-cell>
          <table:table-cell table:style-name="Table1.B2" office:value-type="string">
            <text:p text:style-name="P7"><text:span text:style-name="T8">11</text:span>/01/2019</text:p>
          </table:table-cell>
          <table:table-cell table:style-name="Table1.C2" office:value-type="string">
            <text:p text:style-name="P7">Cinthia Lima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344ad"/>
    </style:style>
    <style:style style:name="MT2" style:family="text">
      <style:text-properties officeooo:rsid="002ea5fe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ESUMEN DE REUNIÓN — </text:span>PÁGINA <text:page-number text:select-page="current">3</text:page-number><text:s/>DE <text:page-count>4</text:page-count></text:p>
      </style:header>
      <style:header-first>
        <text:p text:style-name="MP2"><text:span text:style-name="MT2">TÍTULO DEL DOCUMENTO — </text:span>PÁGINA <text:page-number text:select-page="current">1</text:page-number><text:s/>DE <text:page-count>4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3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7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20-03-16T22:57:31.501058055</dc:date>
    <dc:creator>Ariel Machini</dc:creator>
    <meta:editing-duration>PT3H5M26S</meta:editing-duration>
    <meta:editing-cycles>47</meta:editing-cycles>
    <meta:generator>LibreOffice/6.0.7.3$Linux_X86_64 LibreOffice_project/00m0$Build-3</meta:generator>
    <meta:document-statistic meta:table-count="3" meta:image-count="3" meta:object-count="0" meta:page-count="4" meta:paragraph-count="54" meta:word-count="190" meta:character-count="1209" meta:non-whitespace-character-count="1073"/>
  </office:meta>
</office:document-meta>
</file>